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Vrinda" svg:font-family="Vrinda"/>
    <style:font-face style:name="Vrinda1" svg:font-family="Vrinda" style:font-family-generic="system" style:font-pitch="variable"/>
  </office:font-face-decls>
  <office:automatic-styles>
    <style:style style:name="P1" style:family="paragraph" style:parent-style-name="Standard">
      <style:text-properties officeooo:rsid="000db99f" officeooo:paragraph-rsid="000db99f"/>
    </style:style>
    <style:style style:name="P2" style:family="paragraph" style:parent-style-name="Standard">
      <style:text-properties officeooo:rsid="000dc9e9" officeooo:paragraph-rsid="000dc9e9"/>
    </style:style>
    <style:style style:name="P3" style:family="paragraph" style:parent-style-name="Standard">
      <style:text-properties officeooo:rsid="000e6d49" officeooo:paragraph-rsid="000e6d49"/>
    </style:style>
    <style:style style:name="P4" style:family="paragraph" style:parent-style-name="Standard">
      <style:text-properties officeooo:rsid="00124544" officeooo:paragraph-rsid="00124544"/>
    </style:style>
    <style:style style:name="P5" style:family="paragraph" style:parent-style-name="Standard">
      <style:text-properties officeooo:rsid="00124544" officeooo:paragraph-rsid="00124544"/>
    </style:style>
    <style:style style:name="P6" style:family="paragraph" style:parent-style-name="Standard">
      <style:text-properties officeooo:rsid="00126547" officeooo:paragraph-rsid="00126547"/>
    </style:style>
    <style:style style:name="P7" style:family="paragraph" style:parent-style-name="Standard">
      <style:text-properties officeooo:rsid="000e6d49" officeooo:paragraph-rsid="000e6d49"/>
    </style:style>
    <style:style style:name="P8" style:family="paragraph" style:parent-style-name="Standard">
      <style:paragraph-properties fo:margin-top="0cm" fo:margin-bottom="0.499cm" style:contextual-spacing="false"/>
      <style:text-properties officeooo:rsid="000e6d49" officeooo:paragraph-rsid="000f0e6d"/>
    </style:style>
    <style:style style:name="P9" style:family="paragraph" style:parent-style-name="Standard">
      <style:text-properties officeooo:rsid="000e6d49" officeooo:paragraph-rsid="00110ab7"/>
    </style:style>
    <style:style style:name="P10" style:family="paragraph" style:parent-style-name="Standard">
      <style:text-properties officeooo:rsid="000f0e6d" officeooo:paragraph-rsid="000f0e6d"/>
    </style:style>
    <style:style style:name="P11" style:family="paragraph" style:parent-style-name="Standard">
      <style:paragraph-properties fo:margin-top="0cm" fo:margin-bottom="0.499cm" style:contextual-spacing="false"/>
      <style:text-properties officeooo:paragraph-rsid="000f0e6d"/>
    </style:style>
    <style:style style:name="T1" style:family="text">
      <style:text-properties officeooo:rsid="000f0e6d"/>
    </style:style>
    <style:style style:name="T2" style:family="text">
      <style:text-properties officeooo:rsid="000e6d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s still to cover</text:p>
      <text:p text:style-name="P1"/>
      <text:p text:style-name="P2">as.numeric</text:p>
      <text:p text:style-name="P3">as.Date</text:p>
      <text:p text:style-name="P3"><text:tab/>as.Date("08-03-2022", "%d-%m-%y")</text:p>
      <text:p text:style-name="P3"><text:tab/>as.Date(18329, origin = "1970-01-01")</text:p>
      <text:p text:style-name="P10">merge dataframe</text:p>
      <text:p text:style-name="P11"><text:bookmark text:name="rstudio_console_output"/><text:bookmark text:name="rstudio_console_output2"/><text:bookmark text:name="rstudio_console_output1"/><text:span text:style-name="T1"><text:tab/></text:span><text:span text:style-name="T2">country &lt;- c("India","Nepal","Bangladesh")</text:span></text:p>
      <text:p text:style-name="P8"><text:tab/>Flag &lt;- c("Tricolor","Triangle","Sun")</text:p>
      <text:p text:style-name="P8"><text:tab/>nationDF &lt;- data.frame(country,Flag)</text:p>
      <text:p text:style-name="P8"><text:tab/>color &lt;- c("blue","red","green")</text:p>
      <text:p text:style-name="P8"><text:tab/>colorDF &lt;- data.frame(Flag,color)</text:p>
      <text:p text:style-name="P8"><text:tab/>merge(nationDF,colorDF, by = 'Flag')</text:p>
      <text:p text:style-name="P9">header = FALSE</text:p>
      <text:p text:style-name="P4">na.rm</text:p>
      <text:p text:style-name="P6">is.na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Vrinda" svg:font-family="Vrinda"/>
    <style:font-face style:name="Vrinda1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Vrinda1" style:font-size-complex="12pt" style:language-complex="bn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Vrinda1" style:font-size-complex="12pt" style:language-complex="bn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Vrinda" style:font-family-complex="Vrinda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20:58:08.464000000</meta:creation-date>
    <dc:date>2022-03-08T14:41:36.977463143</dc:date>
    <meta:editing-duration>PT1H35M37S</meta:editing-duration>
    <meta:editing-cycles>9</meta:editing-cycles>
    <meta:generator>LibreOffice/7.3.1.3$Linux_X86_64 LibreOffice_project/a69ca51ded25f3eefd52d7bf9a5fad8c90b87951</meta:generator>
    <dc:creator>অর্জুন</dc:creator>
    <meta:document-statistic meta:table-count="0" meta:image-count="0" meta:object-count="0" meta:page-count="1" meta:paragraph-count="15" meta:word-count="38" meta:character-count="375" meta:non-whitespace-character-count="344"/>
  </office:meta>
</office:document-meta>
</file>